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500000160C533702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aec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c2300"/>
    </style:style>
    <style:style style:name="P3" style:family="paragraph">
      <style:paragraph-properties fo:text-align="center"/>
      <style:text-properties fo:color="#355e00"/>
    </style:style>
    <style:style style:name="T1" style:family="text">
      <style:text-properties fo:color="#dc2300"/>
    </style:style>
    <style:style style:name="T2" style:family="text">
      <style:text-properties fo:color="#355e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065cm" svg:height="9.312cm" svg:x="1.989cm" svg:y="10.234cm">
          <draw:image xlink:href="Pictures/100000000000028500000160C5337026.png" xlink:type="simple" xlink:show="embed" xlink:actuate="onLoad">
            <text:p/>
          </draw:image>
        </draw:frame>
        <draw:custom-shape draw:style-name="gr2" draw:text-style-name="P2" draw:layer="layout" svg:width="17.4cm" svg:height="2.9cm" svg:x="0.5cm" svg:y="9.7cm">
          <text:p text:style-name="P2"><text:span text:style-name="T1">Détails expérimenta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cm" svg:height="1.9cm" svg:x="4.7cm" svg:y="13.4cm">
          <text:p text:style-name="P3"><text:span text:style-name="T2">Grou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cm" svg:height="2.9cm" svg:x="11.1cm" svg:y="13.8cm">
          <text:p text:style-name="P3"><text:span text:style-name="T2">Variables mesuré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3.2cm" svg:height="1.9cm" svg:x="8.5cm" svg:y="20.6cm">
          <text:p text:style-name="P3"><text:span text:style-name="T2">Identifi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8.5cm" svg:y1="21.55cm" svg:x2="4.523cm" svg:y2="19.751cm" draw:start-shape="id1" draw:start-glue-point="6" svg:d="m8500 21550-3977-1799" svg:viewBox="0 0 3978 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cb </meta:initial-creator>
    <meta:creation-date>2014-01-18T16:45:32.708199123</meta:creation-date>
    <dc:date>2014-01-18T16:56:10.426308310</dc:date>
    <dc:creator>jcb </dc:creator>
    <meta:editing-duration>P0D</meta:editing-duration>
    <meta:editing-cycles>1</meta:editing-cycles>
    <meta:document-statistic meta:object-count="6"/>
    <meta:generator>LibreOffice/4.1.3.2$Linux_X86_64 LibreOffice_project/410m0$Build-2</meta:generator>
  </office:meta>
</office:document-meta>
</file>